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fe65" officeooo:paragraph-rsid="0001fe65"/>
    </style:style>
    <style:style style:name="P2" style:family="paragraph" style:parent-style-name="Standard">
      <style:text-properties fo:font-style="italic" officeooo:rsid="0001fe65" officeooo:paragraph-rsid="0001fe65" style:font-style-asian="italic" style:font-style-complex="italic"/>
    </style:style>
    <style:style style:name="P3" style:family="paragraph" style:parent-style-name="Standard">
      <style:text-properties fo:font-style="italic" officeooo:rsid="0002c169" officeooo:paragraph-rsid="0002c169" style:font-style-asian="italic" style:font-style-complex="italic"/>
    </style:style>
    <style:style style:name="P4" style:family="paragraph" style:parent-style-name="Standard">
      <style:text-properties fo:font-style="italic" officeooo:rsid="000427fb" officeooo:paragraph-rsid="000427fb" style:font-style-asian="italic" style:font-style-complex="italic"/>
    </style:style>
    <style:style style:name="P5" style:family="paragraph" style:parent-style-name="Standard">
      <style:text-properties fo:font-style="italic" officeooo:rsid="00053cbf" officeooo:paragraph-rsid="00053cbf" style:font-style-asian="italic" style:font-style-complex="italic"/>
    </style:style>
    <style:style style:name="P6" style:family="paragraph" style:parent-style-name="Standard">
      <style:text-properties fo:font-style="italic" officeooo:rsid="0006328b" officeooo:paragraph-rsid="0006328b" style:font-style-asian="italic" style:font-style-complex="italic"/>
    </style:style>
    <style:style style:name="P7" style:family="paragraph" style:parent-style-name="Standard">
      <style:text-properties fo:font-style="italic" officeooo:rsid="000670e6" officeooo:paragraph-rsid="000670e6" style:font-style-asian="italic" style:font-style-complex="italic"/>
    </style:style>
    <style:style style:name="P8" style:family="paragraph" style:parent-style-name="Standard">
      <style:paragraph-properties fo:text-align="justify" style:justify-single-word="false"/>
      <style:text-properties fo:font-style="italic" officeooo:rsid="000670e6" officeooo:paragraph-rsid="000670e6" style:font-style-asian="italic" style:font-style-complex="italic"/>
    </style:style>
    <style:style style:name="P9" style:family="paragraph" style:parent-style-name="Standard">
      <style:text-properties fo:font-style="normal" officeooo:rsid="0001fe65" officeooo:paragraph-rsid="0001fe65" style:font-style-asian="normal" style:font-style-complex="normal"/>
    </style:style>
    <style:style style:name="P10" style:family="paragraph" style:parent-style-name="Standard">
      <style:text-properties fo:font-style="normal" officeooo:rsid="0002c169" officeooo:paragraph-rsid="0002c169" style:font-style-asian="normal" style:font-style-complex="normal"/>
    </style:style>
    <style:style style:name="P11" style:family="paragraph" style:parent-style-name="Standard">
      <style:text-properties fo:font-style="normal" officeooo:rsid="000427fb" officeooo:paragraph-rsid="000427fb" style:font-style-asian="normal" style:font-style-complex="normal"/>
    </style:style>
    <style:style style:name="P12" style:family="paragraph" style:parent-style-name="Standard">
      <style:text-properties fo:font-style="normal" officeooo:rsid="00053cbf" officeooo:paragraph-rsid="00053cbf" style:font-style-asian="normal" style:font-style-complex="normal"/>
    </style:style>
    <style:style style:name="P13" style:family="paragraph" style:parent-style-name="Standard">
      <style:text-properties fo:font-style="normal" officeooo:rsid="0006328b" officeooo:paragraph-rsid="0006328b" style:font-style-asian="normal" style:font-style-complex="normal"/>
    </style:style>
    <style:style style:name="P14" style:family="paragraph" style:parent-style-name="Standard">
      <style:text-properties fo:font-style="normal" officeooo:rsid="000670e6" officeooo:paragraph-rsid="000670e6" style:font-style-asian="normal" style:font-style-complex="normal"/>
    </style:style>
    <style:style style:name="P15" style:family="paragraph" style:parent-style-name="Standard">
      <style:paragraph-properties fo:text-align="justify" style:justify-single-word="false"/>
      <style:text-properties fo:font-style="normal" officeooo:rsid="000670e6" officeooo:paragraph-rsid="000670e6" style:font-style-asian="normal" style:font-style-complex="normal"/>
    </style:style>
    <style:style style:name="T1" style:family="text">
      <style:text-properties officeooo:rsid="0002c169"/>
    </style:style>
    <style:style style:name="T2" style:family="text">
      <style:text-properties officeooo:rsid="000427fb"/>
    </style:style>
    <style:style style:name="T3" style:family="text">
      <style:text-properties officeooo:rsid="00053cbf"/>
    </style:style>
    <style:style style:name="T4" style:family="text">
      <style:text-properties officeooo:rsid="000670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pis Intervjuja, 8.3.2018, Matic Rigler</text:p>
      <text:p text:style-name="P1">KIS</text:p>
      <text:p text:style-name="P1"/>
      <text:p text:style-name="P1">Za začetek recimo, če bi morali razložiti, kaj je to genomska selekcija rejcem, s svojimi besedami, kako bi to opisali?</text:p>
      <text:p text:style-name="P1"/>
      <text:p text:style-name="P2">Jah, jaz bi to opisal, da je pač to nek v prvi vrsti, to jeneka kombinacija, klasične, al pa razultat klasične selekcije, klasičnega selekcijskega dela, z – kombinacija pa na podlagi preiskovanja dednega zapisa. Čeprav niso to geni čekirani v laboratoriju, so pa SNPi čekirani in na podlagi teh SNPov, ki se analizirajo v laboratoriju, zapis teh SNPov, ane, potem pa spet ane nazaj gredo ti rezultati teh preiskav v statistični model, kjer se izračuna plemenska vrednost. Ta genomska, Zato je to ta genomska, ker se dela v laboratoriju – zato se temu reče genomska, po moje, druge variante ni. Ane, ni to tok čekiranje gena direktno, ampak SNP-ov, ki niso geni, ane, SNPi so pa neki pokazatelj nekih teh lastnosti, ki se odraćajo kot fenotipsko. Zato je pomembno, da imamo dobro to fenotipsko delo, meritve ane, v praksi, da so te zelo točne – dokaj natančne, no. Če so podatki natančni, potem lahko ugotovimo ali pa potrdimo, kaj to pomeni za SNPe. </text:p>
      <text:p text:style-name="P2"/>
      <text:p text:style-name="P9">Torej mislite, da so dobri fenotipski podatki najbolj pomembni za točno genomsko napoved?</text:p>
      <text:p text:style-name="P2">Mislim, da. Mislim, da so zelo pomembni, da se to potem pretvorijo ti podatki v SNPe oz. se <text:s/>primerjajo ti zapisi.</text:p>
      <text:p text:style-name="P2"/>
      <text:p text:style-name="P9">Pa še kaj drugega? Pomembno za točnost?</text:p>
      <text:p text:style-name="P2">Ja, seveda število teh podatkov je zelo pomembno. <text:span text:style-name="T1">Odvisno, za kakšno populacijo se gre in s kakšnim številom teh podatkov operiraš. Več, ko imaš podatkov, bolj si lahko natančen.Število je zelo pomembno ne.</text:span></text:p>
      <text:p text:style-name="P2"/>
      <text:p text:style-name="P3">Zakaj bi vi rekli, da genomska selekcija prinaša večji genetski napredek?<text:line-break/>Absolutno ga prinaša. Zato, ker je hitrejša, ne. Prinšparaš na času ne, hitreje se vrtijo generacije ne, prej se lahko odločiš, na katerem nivoju selekcije boš uaporabil plemenjake pa elitne, boljše živali, pa s katerimi živalmi boš peljal selekcijo. Ne morš tolk časa čakat. Predvsem pri govedu je to pomembno, ker ima velik generacijski interval. Pa sej vemo ne, to ni tako kot pri kokoših, pa še tam je zadeva gre. Ampak je to čist druga zgodba, se drgač generacije vrtijo. In zato je ravno pri govedu pomembno, da imamo te podatke, pridobljene na terenu, pa meritve, ane, da so to dobro dogovorjene, da se natančno izvajajo. Ni tok pomembno, kakšen nivo črede ej to – al je to visok nivo, kakšen high nivo – ne vem, 10,000 al pa neki – bolj se mi zdi pomembno, da so podatki natančni. Pa po eni stran tutr pomembno, da se poznajo te črede, kakšen je managemtn. Ogromno je še teh stvari, ki bi se lahko vključle tu zraven. In bi bile potem napovedi še boljše.</text:p>
      <text:p text:style-name="P3"/>
      <text:p text:style-name="P10">Ali se vam zdi, da imamo mi dovolj točne podatke ali bi se dalo to še izboljšati?</text:p>
      <text:p text:style-name="P3">Js mislim, da bi se dalo to še zboljšat. Ni stvari, ki bi se dale še izboljšat. To je tak že po inerciji, vsako stvar se da še zboljšat. Če se ne da zboljšat, pol brezveze, da to delaš. Pa potem je zadeva zaključena. Js m<text:span text:style-name="T2">i</text:span>slim, da se da, marsikaj se da. Js mislim, da bi se marskidaj še dalo vključiti, marsikaj bi se dalo še <text:span text:style-name="T2">spremljalo, obračunavala, primerjalo</text:span>. <text:span text:style-name="T2">Prepričan sem, da ta genomika temelji na praksi, na praktičnem delu. Nemogoče je, da meritve v praksi ne bi bile več potrebne.</text:span></text:p>
      <text:p text:style-name="P3"/>
      <text:p text:style-name="P11">Ali pa se vam zdi, da genomika ponuja nove možnsoti za nove fenotipe na to, da ima referenčno populacijo? Se vam zdi, da se bo to kaj spremenilo, se bo začelo spremljati kakšne nove fenotipe?</text:p>
      <text:p text:style-name="P4">Možno je, js mislim, da bi se dalo dobit. Odvisno je, kaj bi se dalo še dobit oz. odvisno na kaj ciljamo. Če ciljaš samo na eno lastnosti, potem najbrž ni možnosti. Če pa ciljaš na več lastnosti oz. skupni imenovalec nekih lastnosti, potem pa je veliko možnosti. Pa odvisno je, v kakšno smer se bo lotilo, v kakšno smer se bo šlo naprej. Če se bo šlo na kilo mleka, na kilo prirasts, potem je <text:soft-page-break/>relativno enostavno. Če so pa še kake druge stvari zraven, potem je pa možnost, verjetno več možnost, da se kaj druzga še nardi.</text:p>
      <text:p text:style-name="P4"/>
      <text:p text:style-name="P4"/>
      <text:p text:style-name="P11">Sedaj se gre tudi dosti v lastnosti zdravja ..l</text:p>
      <text:p text:style-name="P4">Ja, pomembno je, to je zelo pomembno. Tudi zaradi, po eni strani, da so živali bolj odporne, da so ekonomsko bolj opravičljive, po drugi strani pa potrošnik tisti, ki zahteva vedno več oz. vse bazira na tem, zdrava hrana, zdrava hrana. In najbrž nekih bolnih živali al pa ne vem, na pol defektnih, če tako rečem, ni verjetno za prčakvat, da bi ponujal to hrano ozaveščenim <text:s/>potrošnikom.</text:p>
      <text:p text:style-name="P4"/>
      <text:p text:style-name="P11">Kje pa imajo po vašem majhni rejci – kje oni rejci vidijo, kjer bi imeli prednosti genomske selekcije? Kaj lahko oni iz tega potegnejo? Ne kot celotna selekcija, ampak recimo posamezne črede?</text:p>
      <text:p text:style-name="P11"/>
      <text:p text:style-name="P4">Jah, js mislim, da mali rejci, v nekih tekmah s kilažo, litražo, verjetno nimajo nekih vleikih možnosti, oz. ni nekega velikega benefita. Majhni rejci so primorani, zdj spet vprašanje, je je meja, so primorani iskat še neke druge tržne niše – če nimajo že to dejavnost za hobi. Če pa, s tega vidika, imajo še neke variante, da na trgu ponudijo nekaj več, npr. ko sva se pogovarjala o zdravju. <text:span text:style-name="T3">Js mislim, da tu imajo velike možnosti, da ponudijo nekej produkte. Seveda, da imajo karto v rokah, ne morš kr tk na pamet neki.</text:span></text:p>
      <text:p text:style-name="P4"/>
      <text:p text:style-name="P12">Ali pa vi vidite, da rejci uporabljajo genomske informacije? Ali je to še bolj s previdnostjo?</text:p>
      <text:p text:style-name="P5">Jah, zelo različen je ta nivo. Nekateri so bolj zraven, jih zelo zanima. Druge manj zanima, bolj mogoče še mislijo, da je to neka modna muha in da to ne more neki dost prnest. Odvisno od človeka, vsak ma neko svojo vizijo in razmišljanje. Ampak vseeno se mi pa zdi, da se je zadeva kar prijela. Nekje bolj, nekje manj. Da se je – in da že kar vedo, vidijo, slišijo. Sej navsezdanje – zdj je ta vir informaij in tok informacij je hiter in vejo prblićno, za kaj se gre. V povprećju se mi zdi, da še kaj dobro vejo.</text:p>
      <text:p text:style-name="P5"/>
      <text:p text:style-name="P12">Ali pa mislite, da bolj verjamejo temu, kar preberejo ali temu, da vidijo rezultate v praksi, da to funkconira, pa potem uporabljajo genomsko testirane bike?</text:p>
      <text:p text:style-name="P5">Eh, tisti, ki so najbolj zraven, tisti so že tut zdj že v praksi vidli, kaj pomeniu.- Vejo, da ni 100% zadeva, to so zdj vidli – še vedno je zdej vpliv okolja isti, tega ta zdeva ne spremeni. Mogoče, da zdj vidi, da je zarad vpliva okolja neki manj, kot je prčakval, al pa več, to zdj težko rečem, ampak vpliv okolja ostaja. Ta direktni izračun genomskih plemenskih vrednsoti <text:s/>je pač en pokazatelj in vpliv okolja je še vedno ostal in vprašanje, ali se oni tega zavedajo. Se mi zdi, da je v praksi to, da kmetje , daj živinorejci, nmekak precenjujejo genetski vpliv. Da si ne predstavljjo, da je relativno nizko, tudi za te glavne lastnosti - <text:s/>nizek ne, to vemo, da ni tako visok. Sj to večkrat slišimo – sej to so vaši biki, sej to so vaši biki krivi. Pa naj bojo to klasično al pa genomsko testirani. Tuki se mi zdi, da je še več koker je, mislijo da je genetski vpliv.</text:p>
      <text:p text:style-name="P5"/>
      <text:p text:style-name="P12">Pa je vzrok za to, da en razumejo, ali ker je lažje na nekoga drugega to preložit?</text:p>
      <text:p text:style-name="P6">Verjetno je kombinacija enga in druzga. Je pa verjetno včasih to lahko tudi kakšna tolažba. Js mislim, da je vlkrat tk, da je težko prikznat. Mislim no, sej smo tudi tisti, ki delamo na tem sokrivi – takšne plemenjake imamo, takšno genetiko ponujamo. Pri parjenju pač pride kombinacija in … Ampak tako je. Mislim pa, da ljudje kar upotešvajo to genetiko – vsak tisti, ki so bolj zravne, da vedo, za kaj se gre.</text:p>
      <text:p text:style-name="P6"/>
      <text:p text:style-name="P13">Zdj pa bi js prešla na temo domače / tuje selekcije. Kaj menite glede uvoza – ga imamo v Sloveniji preveč, premalo, je to prava stvar, bi se morali tega izogibat?</text:p>
      <text:p text:style-name="P6">Hm, to je mal provokativno oz. ne vem – js mislim, da konkurenca je vedno dobra in konkuranca je vedno dobrodošla in to je gonilo napredka. In če nimaš konkurence, se nimaš s kom primerjav. IN js <text:soft-page-break/>mislim, da se ne bi smeli zapirat. Js tuki nimam nč oz. ne vidim neke potrebe, razloga da se zapiramo, ker smo premajhni. Dobro, razen pri avtohtonih pasmah, ki so naše <text:s/>in edinstvene in nimaš niti od kje kej dobit, razen, če jih žlahtniš. Ampak pri teh vrstah al pa pasmah, ki so igralci vlki na mednarodnem nivoju, se pa nimaš kaj zapirat al pa skrivat. Zdj, kaj je preveč, kaj je premal – to je vedno vprašanje, vedno dilema. Najbrž ne bo nikoli odgovora, kaj je prava doza, kaj je taprava meja. Ljudje tudi sami ocenijo pa vidijo – maš kmete, ki so 90% vezani na tujo selekcijko. Pa po drugi strani maš pa take, ki niso čisto nč. Pa po moje je oboje napačno, dobro – napačno, no – nima tiste primerjave pa povratne informacije.</text:p>
      <text:p text:style-name="P6"/>
      <text:p text:style-name="P13">Zakaj vi mislite, da ljudje uporabljajo – tisti, ki uporabljajo same tuje bike – zakaj? Ker imamo še vedno miselnost, da je tuje boljše ali ker so dejansko boljše? </text:p>
      <text:p text:style-name="P13"/>
      <text:p text:style-name="P6">Js mislim, da je glavni razlog, da je blo <text:s/>določeno obdobje, ko je bla ta zadeva zaprta. In prepovedane stvari so najslajše, so najbolj mamljive. To je čist iz te filozofije. In je pršlo do teh tihih zamer, tihega negodovanja, nasprotovanja zadevi in potem, zdj, ko je odprlo – no sej se ni zdj, se je že pred nekaj časa – so se pač obrnili proti temu. </text:p>
      <text:p text:style-name="P6">Ampak je pa tu tudi marketinški prijemi – marketinški prijemi – se mi zdi, da smo <text:span text:style-name="T4">mi – al pa, da se zmeri smo – mal švoh.</text:span></text:p>
      <text:p text:style-name="P6"/>
      <text:p text:style-name="P14">Torej tujina zna rklamira?</text:p>
      <text:p text:style-name="P7">Ja, ja, bolj se znajo, bolj se znajo približat ljudem, bolj ta blišč zanjo prikazat, lepoto in ne vem kaj ne. In te internetne – pač uporabljajo najnovejše tehnologije komuniciranja – kar smo pa mi mogoče preslabi – vsaj js tako sumim, da smo premal agresivni. Sj ne vem, če je prava beseda agresiven, ampak morš bit zraven, morš uporabljat te stvari. In pol si takoj agresiven, ker si sistem to dopušča – in če nisi tu zraven – se mi zdi, da je tuki tut en razlog, da smo manj uspešni.</text:p>
      <text:p text:style-name="P7"><text:s/></text:p>
      <text:p text:style-name="P14">Kaj pa za načrtna parjenja – uporabljate vi zdj že slovenske bike?</text:p>
      <text:p text:style-name="P14">Ja, mi pri rjavi že uporabljamo tudi semenske bike tudi za – testiramo. Sicer zdj še iz teh kombinacij nismo dobili kakšnega vrhunskega potomca. Js sicer upam, da ga bomo. <text:s/>Smo kr nekaj bikov zdj vkljuli v zadnjem času – res tistih najboljših, 2003 – js res upam, da se bo kakšna kombinacija posrečla, da bomo dobili tudi domačega produkta, kakšnega dobrega bika, da bo šou v našo populacijo. Ja mi uporabljamo – js mislim, da to mormo. Ker drgač svoje delo negiraš pa mu ne zaupaš. Js zaupam zadevi in verjamem te zadevi, genomski selekciji – seveda mormo pa stvari še izboljšat. </text:p>
      <text:p text:style-name="P14"/>
      <text:p text:style-name="P14">Ali mislite, da je problem tudi, da se slovenski biki uporabljajo na slabših kravah?</text:p>
      <text:p text:style-name="P8">Jah, dobra, slaba krava. Men grejo te besede težko z jezika. Tudi slabi, dorbi rejci. Ti nimaš nobenmu pravice rečt, da slabo dela pa ga malternirat. Je pa res, da je mogoče ta vrhunska genetika za te rejci lahko tudi negativna. Je pa tu bojazenm, kako to uravnotežit. Ti nobenmu ne moreš rečt, da ne sme uporablajt top plemenjaka – nimaš pravice, da ga s tem ga že ponižuješ. Ampak je, seveda je. Zato se mi zdi, da bi mogli bolj ozaveščat, pa da se ljudje pol bolj sami najdejo v tem. </text:p>
      <text:p text:style-name="P8"/>
      <text:p text:style-name="P15">Kaj pa mislite, da je najboljši način za ozaveščanje? Direkt do njih, jih zbobnat skupaj, preko revij, kontrol, od ust do ust, preko kontrolorjev?</text:p>
      <text:p text:style-name="P8">Direktno jih najbrž ne moreš, je kr mal preveč rizično. Mogoče so neka orodja, da on sam spozna, da mogoče pa to ni glih to to, da bi moral uporabljat. Mogoče obstajajo kakšna orodja, težko zdj rečem. So pa najbrž en pokazatelj tudi rezultati, ki jh objavljajo. Js še zmeri mislim, da smo na dveh postavkah – kar se mlečnosti tiče, količina mleka, kar se pa prirast tiče, pa prirasti. Js ne vem, če je to zadost – mislim, da bi mogli še kaj druzga in bi potem ti povprečni rejci nekje izbili na nekih drugih segmentih. Je pa tudi res, da so premal finančno ovrednoteni – ti so najbolj finančno močni – kila in pa liter – durgo pa mogoče manj. Sicer zdravstvo – odpornost na prežitveno in zdravstveno <text:soft-page-break/>sposobnost ma učinek, ampak ne mogoče tako direktne. In tud se mi zdi, da bi mogli več nardit. Tut slućbe, tut znanost, da bi dobili ...In potem seveda pripravit tudi indekse bikov – amapk da maš potem tudi ponudbo na drugi strani – tole ti pa več prinaša. Sej tujina to že ponuja – in najbrž bodo to zdj prenesli tut v SNPe. In ta genomski obračun. Samo, če maš meritve. Če pa nimaš meritev, pa ne vem, kaj ti pomenijo SNPi. Ne veš, kako se on v praksi odraža. Rabiš tisoče primerov.</text:p>
      <text:p text:style-name="P8"/>
      <text:p text:style-name="P8">22.30</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5:05:26.354964902</meta:creation-date>
    <dc:date>2018-03-08T16:12:30.109951822</dc:date>
    <meta:editing-duration>PT24M39S</meta:editing-duration>
    <meta:editing-cycles>2</meta:editing-cycles>
    <meta:generator>LibreOffice/5.1.6.2$Linux_X86_64 LibreOffice_project/10m0$Build-2</meta:generator>
    <meta:document-statistic meta:table-count="0" meta:image-count="0" meta:object-count="0" meta:page-count="4" meta:paragraph-count="38" meta:word-count="2136" meta:character-count="11944" meta:non-whitespace-character-count="9783"/>
  </office:meta>
</office:document-meta>
</file>